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ea4fc" officeooo:paragraph-rsid="006ea4fc"/>
    </style:style>
    <style:style style:name="P18" style:family="paragraph" style:parent-style-name="Standard">
      <style:text-properties officeooo:rsid="006f1dda" officeooo:paragraph-rsid="006f1dda"/>
    </style:style>
    <style:style style:name="P19" style:family="paragraph" style:parent-style-name="Standard">
      <style:text-properties officeooo:rsid="006203b2" officeooo:paragraph-rsid="00ac1ff0"/>
    </style:style>
    <style:style style:name="P20" style:family="paragraph" style:parent-style-name="Standard">
      <style:text-properties officeooo:rsid="006203b2" officeooo:paragraph-rsid="00e3f5dd"/>
    </style:style>
    <style:style style:name="P21" style:family="paragraph" style:parent-style-name="Standard">
      <style:text-properties officeooo:rsid="006203b2" officeooo:paragraph-rsid="00feeb62"/>
    </style:style>
    <style:style style:name="P22" style:family="paragraph" style:parent-style-name="Body">
      <style:text-properties officeooo:paragraph-rsid="001b92ce"/>
    </style:style>
    <style:style style:name="P23" style:family="paragraph" style:parent-style-name="Body">
      <style:text-properties fo:language="en" fo:country="US" style:language-complex="ar" style:country-complex="SA"/>
    </style:style>
    <style:style style:name="P24" style:family="paragraph" style:parent-style-name="Body">
      <style:text-properties fo:language="en" fo:country="US" officeooo:rsid="001febee" officeooo:paragraph-rsid="001b92ce" style:language-complex="ar" style:country-complex="SA"/>
    </style:style>
    <style:style style:name="P25"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6" style:family="paragraph" style:parent-style-name="Body">
      <style:text-properties officeooo:rsid="002cebf3" officeooo:paragraph-rsid="002cebf3"/>
    </style:style>
    <style:style style:name="P27" style:family="paragraph" style:parent-style-name="Body">
      <style:text-properties officeooo:rsid="00536c9d" officeooo:paragraph-rsid="00536c9d"/>
    </style:style>
    <style:style style:name="P28" style:family="paragraph" style:parent-style-name="Body">
      <style:text-properties officeooo:rsid="002d178e" officeooo:paragraph-rsid="003a16f0"/>
    </style:style>
    <style:style style:name="P29" style:family="paragraph" style:parent-style-name="Body">
      <style:text-properties officeooo:rsid="002c21a3" officeooo:paragraph-rsid="002c21a3"/>
    </style:style>
    <style:style style:name="P30" style:family="paragraph" style:parent-style-name="Body">
      <style:text-properties officeooo:rsid="003ddd2e" officeooo:paragraph-rsid="003ddd2e"/>
    </style:style>
    <style:style style:name="P31" style:family="paragraph" style:parent-style-name="Body">
      <style:text-properties officeooo:rsid="003a4833" officeooo:paragraph-rsid="003691f3"/>
    </style:style>
    <style:style style:name="P32" style:family="paragraph" style:parent-style-name="Body">
      <style:text-properties officeooo:rsid="00464715" officeooo:paragraph-rsid="00464715"/>
    </style:style>
    <style:style style:name="P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5" style:family="paragraph" style:parent-style-name="Standard" style:list-style-name="L1">
      <style:paragraph-properties fo:text-align="start" style:justify-single-word="false"/>
      <style:text-properties officeooo:paragraph-rsid="014b5365"/>
    </style:style>
    <style:style style:name="P36" style:family="paragraph" style:parent-style-name="Standard" style:list-style-name="L1">
      <style:paragraph-properties fo:text-align="start" style:justify-single-word="false"/>
      <style:text-properties officeooo:paragraph-rsid="01449af0"/>
    </style:style>
    <style:style style:name="P37" style:family="paragraph" style:parent-style-name="Standard">
      <style:text-properties officeooo:rsid="006308d1" officeooo:paragraph-rsid="00a90dad"/>
    </style:style>
    <style:style style:name="P38" style:family="paragraph" style:parent-style-name="Standard">
      <style:text-properties officeooo:rsid="006308d1" officeooo:paragraph-rsid="006308d1"/>
    </style:style>
    <style:style style:name="P39" style:family="paragraph" style:parent-style-name="Heading_20_1">
      <style:text-properties fo:language="en" fo:country="US" style:language-complex="ar" style:country-complex="SA"/>
    </style:style>
    <style:style style:name="P40" style:family="paragraph" style:parent-style-name="Heading_20_1">
      <style:text-properties fo:language="en" fo:country="US" officeooo:paragraph-rsid="0088b5e7" style:language-complex="ar" style:country-complex="SA"/>
    </style:style>
    <style:style style:name="P41" style:family="paragraph" style:parent-style-name="Heading_20_1">
      <style:paragraph-properties fo:break-before="page"/>
      <style:text-properties fo:language="en" fo:country="US" officeooo:paragraph-rsid="00b77e84" style:language-complex="ar" style:country-complex="SA"/>
    </style:style>
    <style:style style:name="P4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3" style:family="paragraph" style:parent-style-name="Definition_20_Term">
      <style:text-properties fo:language="en" fo:country="US" style:language-complex="ar" style:country-complex="SA"/>
    </style:style>
    <style:style style:name="P44" style:family="paragraph" style:parent-style-name="Body" style:list-style-name="L1">
      <style:text-properties officeooo:rsid="00536c9d" officeooo:paragraph-rsid="00536c9d"/>
    </style:style>
    <style:style style:name="P45" style:family="paragraph" style:parent-style-name="Body" style:list-style-name="L1">
      <style:text-properties officeooo:rsid="00536c9d" officeooo:paragraph-rsid="00cd102e"/>
    </style:style>
    <style:style style:name="P46"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47" style:family="paragraph" style:parent-style-name="Body" style:list-style-name="L1">
      <style:paragraph-properties fo:text-align="start" style:justify-single-word="false"/>
      <style:text-properties fo:font-weight="bold" officeooo:rsid="00f83892" officeooo:paragraph-rsid="00f83892" style:font-weight-asian="bold" style:font-weight-complex="bold"/>
    </style:style>
    <style:style style:name="P48" style:family="paragraph" style:parent-style-name="Body" style:list-style-name="L1">
      <style:paragraph-properties fo:text-align="start" style:justify-single-word="false"/>
      <style:text-properties officeooo:paragraph-rsid="00a72a7f"/>
    </style:style>
    <style:style style:name="P49" style:family="paragraph" style:parent-style-name="Body" style:list-style-name="L2">
      <style:text-properties officeooo:paragraph-rsid="0054ae3e"/>
    </style:style>
    <style:style style:name="P50" style:family="paragraph" style:parent-style-name="Body" style:list-style-name="L2">
      <style:text-properties officeooo:paragraph-rsid="00638c67"/>
    </style:style>
    <style:style style:name="P51" style:family="paragraph" style:parent-style-name="Body" style:list-style-name="L2">
      <style:text-properties officeooo:paragraph-rsid="005c8c85"/>
    </style:style>
    <style:style style:name="P52" style:family="paragraph" style:parent-style-name="Body" style:list-style-name="L2">
      <style:text-properties officeooo:rsid="014eb1da" officeooo:paragraph-rsid="014eb1da"/>
    </style:style>
    <style:style style:name="P53" style:family="paragraph" style:parent-style-name="Body" style:list-style-name="L2">
      <style:text-properties officeooo:rsid="0038251b" officeooo:paragraph-rsid="0054ae3e"/>
    </style:style>
    <style:style style:name="P54" style:family="paragraph" style:parent-style-name="Body" style:list-style-name="L2">
      <style:text-properties officeooo:rsid="0038251b" officeooo:paragraph-rsid="010d76f9"/>
    </style:style>
    <style:style style:name="P55" style:family="paragraph" style:parent-style-name="Body" style:list-style-name="L2">
      <style:text-properties officeooo:rsid="0057cee2" officeooo:paragraph-rsid="0057cee2"/>
    </style:style>
    <style:style style:name="P56" style:family="paragraph" style:parent-style-name="Body" style:list-style-name="L2">
      <style:text-properties officeooo:rsid="004f5eeb" officeooo:paragraph-rsid="0054ae3e"/>
    </style:style>
    <style:style style:name="P57" style:family="paragraph" style:parent-style-name="Body" style:list-style-name="L2">
      <style:text-properties officeooo:rsid="003a16f0" officeooo:paragraph-rsid="00594424"/>
    </style:style>
    <style:style style:name="P58" style:family="paragraph" style:parent-style-name="Body" style:list-style-name="L2">
      <style:text-properties officeooo:rsid="003969d9" officeooo:paragraph-rsid="0057dd33"/>
    </style:style>
    <style:style style:name="P59" style:family="paragraph" style:parent-style-name="Body" style:list-style-name="L2">
      <style:text-properties officeooo:rsid="00638c67" officeooo:paragraph-rsid="00638c67"/>
    </style:style>
    <style:style style:name="P60" style:family="paragraph" style:parent-style-name="Body" style:list-style-name="L2">
      <style:text-properties officeooo:rsid="00638c67" officeooo:paragraph-rsid="0127e37b"/>
    </style:style>
    <style:style style:name="P61" style:family="paragraph" style:parent-style-name="Body" style:list-style-name="L2">
      <style:text-properties officeooo:rsid="003b7e3f" officeooo:paragraph-rsid="0057cee2"/>
    </style:style>
    <style:style style:name="P62" style:family="paragraph" style:parent-style-name="Body" style:list-style-name="L2">
      <style:text-properties officeooo:rsid="003b7e3f" officeooo:paragraph-rsid="00594424"/>
    </style:style>
    <style:style style:name="P63" style:family="paragraph" style:parent-style-name="Body" style:list-style-name="L2">
      <style:text-properties officeooo:rsid="003b7e3f" officeooo:paragraph-rsid="0054ae3e"/>
    </style:style>
    <style:style style:name="P64" style:family="paragraph" style:parent-style-name="Body" style:list-style-name="L2">
      <style:text-properties officeooo:rsid="003ddd2e" officeooo:paragraph-rsid="00594424"/>
    </style:style>
    <style:style style:name="P65" style:family="paragraph" style:parent-style-name="Body" style:list-style-name="L2">
      <style:text-properties officeooo:rsid="00401f67" officeooo:paragraph-rsid="0120d288"/>
    </style:style>
    <style:style style:name="P66" style:family="paragraph" style:parent-style-name="Body" style:list-style-name="L3">
      <style:text-properties officeooo:paragraph-rsid="01547292"/>
    </style:style>
    <style:style style:name="P67" style:family="paragraph" style:parent-style-name="Body">
      <style:text-properties officeooo:rsid="0156d8c6" officeooo:paragraph-rsid="0156d8c6"/>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fo:language="en" fo:country="US" officeooo:rsid="0021c380" officeooo:paragraph-rsid="001b92ce" style:language-complex="ar" style:country-complex="SA"/>
    </style:style>
    <style:style style:name="P70" style:family="paragraph" style:parent-style-name="Heading_20_2">
      <style:text-properties fo:language="en" fo:country="US" officeooo:rsid="001febee" officeooo:paragraph-rsid="001b92ce" style:language-complex="ar" style:country-complex="SA"/>
    </style:style>
    <style:style style:name="P71" style:family="paragraph" style:parent-style-name="Heading_20_2">
      <style:text-properties officeooo:rsid="00594424"/>
    </style:style>
    <style:style style:name="P72" style:family="paragraph" style:parent-style-name="Heading_20_2">
      <style:text-properties fo:font-weight="bold" style:font-weight-asian="bold" style:font-weight-complex="bold"/>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officeooo:rsid="001febee" style:language-complex="ar" style:country-complex="SA"/>
    </style:style>
    <style:style style:name="T5" style:family="text">
      <style:text-properties fo:language="en" fo:country="US" fo:font-weight="normal" style:font-weight-asian="normal" style:font-weight-complex="normal"/>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font-weight-asian="bold" style:font-weight-complex="bold"/>
    </style:style>
    <style:style style:name="T10" style:family="text">
      <style:text-properties fo:font-weight="bold" officeooo:rsid="003ddd2e" style:font-weight-asian="bold" style:font-weight-complex="bold"/>
    </style:style>
    <style:style style:name="T11" style:family="text">
      <style:text-properties fo:font-weight="bold" officeooo:rsid="003f3d31" style:font-weight-asian="bold" style:font-weight-complex="bold"/>
    </style:style>
    <style:style style:name="T12" style:family="text">
      <style:text-properties fo:font-weight="bold" officeooo:rsid="004a34fc" style:font-weight-asian="bold" style:font-weight-complex="bold"/>
    </style:style>
    <style:style style:name="T13" style:family="text">
      <style:text-properties fo:font-weight="bold" officeooo:rsid="004d663b" style:font-weight-asian="bold" style:font-weight-complex="bold"/>
    </style:style>
    <style:style style:name="T14" style:family="text">
      <style:text-properties fo:font-weight="bold" officeooo:rsid="00594424" style:font-weight-asian="bold" style:font-weight-complex="bold"/>
    </style:style>
    <style:style style:name="T15" style:family="text">
      <style:text-properties fo:font-weight="bold" officeooo:rsid="005074cb" style:font-weight-asian="bold" style:font-weight-complex="bold"/>
    </style:style>
    <style:style style:name="T16" style:family="text">
      <style:text-properties fo:font-weight="bold" officeooo:rsid="005c8c85" style:font-weight-asian="bold" style:font-weight-complex="bold"/>
    </style:style>
    <style:style style:name="T17" style:family="text">
      <style:text-properties fo:font-weight="bold" officeooo:rsid="00638c67" style:font-weight-asian="bold" style:font-weight-complex="bold"/>
    </style:style>
    <style:style style:name="T18" style:family="text">
      <style:text-properties fo:font-weight="bold" officeooo:rsid="00a72a7f" style:font-weight-asian="bold" style:font-weight-complex="bold"/>
    </style:style>
    <style:style style:name="T19" style:family="text">
      <style:text-properties fo:font-weight="bold" officeooo:rsid="01449af0" style:font-weight-asian="bold" style:font-weight-complex="bold"/>
    </style:style>
    <style:style style:name="T20" style:family="text">
      <style:text-properties fo:font-weight="bold" officeooo:rsid="01466e15" style:font-weight-asian="bold" style:font-weight-complex="bold"/>
    </style:style>
    <style:style style:name="T21" style:family="text">
      <style:text-properties fo:font-weight="bold" officeooo:rsid="01547292"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4a34fc" style:font-weight-asian="normal" style:font-weight-complex="normal"/>
    </style:style>
    <style:style style:name="T28" style:family="text">
      <style:text-properties fo:font-weight="normal" officeooo:rsid="004d663b" style:font-weight-asian="normal" style:font-weight-complex="normal"/>
    </style:style>
    <style:style style:name="T29" style:family="text">
      <style:text-properties fo:font-weight="normal" officeooo:rsid="005074cb" style:font-weight-asian="normal" style:font-weight-complex="normal"/>
    </style:style>
    <style:style style:name="T30" style:family="text">
      <style:text-properties fo:font-weight="normal" officeooo:rsid="00594424" style:font-weight-asian="normal" style:font-weight-complex="normal"/>
    </style:style>
    <style:style style:name="T31" style:family="text">
      <style:text-properties fo:font-weight="normal" officeooo:rsid="005ab07e" style:font-weight-asian="normal" style:font-weight-complex="normal"/>
    </style:style>
    <style:style style:name="T32" style:family="text">
      <style:text-properties fo:font-weight="normal" officeooo:rsid="005ae714" style:font-weight-asian="normal" style:font-weight-complex="normal"/>
    </style:style>
    <style:style style:name="T33" style:family="text">
      <style:text-properties fo:font-weight="normal" officeooo:rsid="005bb1f1" style:font-weight-asian="normal" style:font-weight-complex="normal"/>
    </style:style>
    <style:style style:name="T34" style:family="text">
      <style:text-properties fo:font-weight="normal" officeooo:rsid="005c8c85" style:font-weight-asian="normal" style:font-weight-complex="normal"/>
    </style:style>
    <style:style style:name="T35" style:family="text">
      <style:text-properties fo:font-weight="normal" officeooo:rsid="005c9140" style:font-weight-asian="normal" style:font-weight-complex="normal"/>
    </style:style>
    <style:style style:name="T36" style:family="text">
      <style:text-properties fo:font-weight="normal" officeooo:rsid="009fb34e" style:font-weight-asian="normal" style:font-weight-complex="normal"/>
    </style:style>
    <style:style style:name="T37" style:family="text">
      <style:text-properties fo:font-weight="normal" officeooo:rsid="00be816d" style:font-weight-asian="normal" style:font-weight-complex="normal"/>
    </style:style>
    <style:style style:name="T38" style:family="text">
      <style:text-properties fo:font-weight="normal" officeooo:rsid="00c456eb" style:font-weight-asian="normal" style:font-weight-complex="normal"/>
    </style:style>
    <style:style style:name="T39" style:family="text">
      <style:text-properties fo:font-weight="normal" officeooo:rsid="00c5bfe2" style:font-weight-asian="normal" style:font-weight-complex="normal"/>
    </style:style>
    <style:style style:name="T40" style:family="text">
      <style:text-properties fo:font-weight="normal" officeooo:rsid="00c911f0" style:font-weight-asian="normal" style:font-weight-complex="normal"/>
    </style:style>
    <style:style style:name="T41" style:family="text">
      <style:text-properties fo:font-weight="normal" officeooo:rsid="00d506bd" style:font-weight-asian="normal" style:font-weight-complex="normal"/>
    </style:style>
    <style:style style:name="T42" style:family="text">
      <style:text-properties fo:font-weight="normal" officeooo:rsid="00f9a0ae" style:font-weight-asian="normal" style:font-weight-complex="normal"/>
    </style:style>
    <style:style style:name="T43" style:family="text">
      <style:text-properties fo:font-weight="normal" officeooo:rsid="00fabce0" style:font-weight-asian="normal" style:font-weight-complex="normal"/>
    </style:style>
    <style:style style:name="T44" style:family="text">
      <style:text-properties fo:font-weight="normal" officeooo:rsid="00fdc13d" style:font-weight-asian="normal" style:font-weight-complex="normal"/>
    </style:style>
    <style:style style:name="T45" style:family="text">
      <style:text-properties fo:font-weight="normal" officeooo:rsid="010527fa" style:font-weight-asian="normal" style:font-weight-complex="normal"/>
    </style:style>
    <style:style style:name="T46" style:family="text">
      <style:text-properties fo:font-weight="normal" officeooo:rsid="01062a01" style:font-weight-asian="normal" style:font-weight-complex="normal"/>
    </style:style>
    <style:style style:name="T47" style:family="text">
      <style:text-properties fo:font-weight="normal" officeooo:rsid="0107f255" style:font-weight-asian="normal" style:font-weight-complex="normal"/>
    </style:style>
    <style:style style:name="T48" style:family="text">
      <style:text-properties fo:font-weight="normal" officeooo:rsid="01098667" style:font-weight-asian="normal" style:font-weight-complex="normal"/>
    </style:style>
    <style:style style:name="T49" style:family="text">
      <style:text-properties fo:font-weight="normal" officeooo:rsid="010c21d5" style:font-weight-asian="normal" style:font-weight-complex="normal"/>
    </style:style>
    <style:style style:name="T50" style:family="text">
      <style:text-properties fo:font-weight="normal" officeooo:rsid="010e8df1" style:font-weight-asian="normal" style:font-weight-complex="normal"/>
    </style:style>
    <style:style style:name="T51" style:family="text">
      <style:text-properties fo:font-weight="normal" officeooo:rsid="010fee32" style:font-weight-asian="normal" style:font-weight-complex="normal"/>
    </style:style>
    <style:style style:name="T52" style:family="text">
      <style:text-properties fo:font-weight="normal" officeooo:rsid="011edff1" style:font-weight-asian="normal" style:font-weight-complex="normal"/>
    </style:style>
    <style:style style:name="T53" style:family="text">
      <style:text-properties fo:font-weight="normal" officeooo:rsid="0120d288" style:font-weight-asian="normal" style:font-weight-complex="normal"/>
    </style:style>
    <style:style style:name="T54" style:family="text">
      <style:text-properties fo:font-weight="normal" officeooo:rsid="0121d62f" style:font-weight-asian="normal" style:font-weight-complex="normal"/>
    </style:style>
    <style:style style:name="T55" style:family="text">
      <style:text-properties fo:font-weight="normal" officeooo:rsid="0121ecc2" style:font-weight-asian="normal" style:font-weight-complex="normal"/>
    </style:style>
    <style:style style:name="T56" style:family="text">
      <style:text-properties fo:font-weight="normal" officeooo:rsid="0123405e" style:font-weight-asian="normal" style:font-weight-complex="normal"/>
    </style:style>
    <style:style style:name="T57" style:family="text">
      <style:text-properties fo:font-weight="normal" officeooo:rsid="01251fbd" style:font-weight-asian="normal" style:font-weight-complex="normal"/>
    </style:style>
    <style:style style:name="T58" style:family="text">
      <style:text-properties fo:font-weight="normal" officeooo:rsid="01361afd" style:font-weight-asian="normal" style:font-weight-complex="normal"/>
    </style:style>
    <style:style style:name="T59" style:family="text">
      <style:text-properties fo:font-weight="normal" officeooo:rsid="014fa366" style:font-weight-asian="normal" style:font-weight-complex="normal"/>
    </style:style>
    <style:style style:name="T60" style:family="text">
      <style:text-properties fo:font-weight="normal" officeooo:rsid="0154579f" style:font-weight-asian="normal" style:font-weight-complex="normal"/>
    </style:style>
    <style:style style:name="T61" style:family="text">
      <style:text-properties fo:font-weight="normal" officeooo:rsid="01547292" style:font-weight-asian="normal" style:font-weight-complex="normal"/>
    </style:style>
    <style:style style:name="T62" style:family="text">
      <style:text-properties officeooo:rsid="003a16f0"/>
    </style:style>
    <style:style style:name="T63" style:family="text">
      <style:text-properties officeooo:rsid="003a4833"/>
    </style:style>
    <style:style style:name="T64" style:family="text">
      <style:text-properties officeooo:rsid="003ddd2e"/>
    </style:style>
    <style:style style:name="T65" style:family="text">
      <style:text-properties officeooo:rsid="004a34fc"/>
    </style:style>
    <style:style style:name="T66" style:family="text">
      <style:text-properties officeooo:rsid="0051c159"/>
    </style:style>
    <style:style style:name="T67" style:family="text">
      <style:text-properties officeooo:rsid="0054ae3e"/>
    </style:style>
    <style:style style:name="T68" style:family="text">
      <style:text-properties officeooo:rsid="00594424"/>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normal" officeooo:rsid="0121d62f" style:font-style-asian="normal" style:font-weight-asian="normal" style:font-style-complex="normal" style:font-weight-complex="normal"/>
    </style:style>
    <style:style style:name="T71" style:family="text">
      <style:text-properties officeooo:rsid="006308d1"/>
    </style:style>
    <style:style style:name="T72" style:family="text">
      <style:text-properties officeooo:rsid="00638c67"/>
    </style:style>
    <style:style style:name="T73" style:family="text">
      <style:text-properties officeooo:rsid="0080d980"/>
    </style:style>
    <style:style style:name="T74" style:family="text">
      <style:text-properties officeooo:rsid="00817501"/>
    </style:style>
    <style:style style:name="T75" style:family="text">
      <style:text-properties officeooo:rsid="0083720c"/>
    </style:style>
    <style:style style:name="T76" style:family="text">
      <style:text-properties officeooo:rsid="00851722"/>
    </style:style>
    <style:style style:name="T77" style:family="text">
      <style:text-properties officeooo:rsid="00870e4d"/>
    </style:style>
    <style:style style:name="T78" style:family="text">
      <style:text-properties officeooo:rsid="008e9ea4"/>
    </style:style>
    <style:style style:name="T79" style:family="text">
      <style:text-properties officeooo:rsid="009cfc55"/>
    </style:style>
    <style:style style:name="T80" style:family="text">
      <style:text-properties officeooo:rsid="009df6a1"/>
    </style:style>
    <style:style style:name="T81" style:family="text">
      <style:text-properties officeooo:rsid="00a2a60e"/>
    </style:style>
    <style:style style:name="T82" style:family="text">
      <style:text-properties officeooo:rsid="00a31936"/>
    </style:style>
    <style:style style:name="T83" style:family="text">
      <style:text-properties officeooo:rsid="00a72a7f"/>
    </style:style>
    <style:style style:name="T84" style:family="text">
      <style:text-properties officeooo:rsid="00a90dad"/>
    </style:style>
    <style:style style:name="T85" style:family="text">
      <style:text-properties officeooo:rsid="00af4f95"/>
    </style:style>
    <style:style style:name="T86" style:family="text">
      <style:text-properties officeooo:rsid="00b3e67c"/>
    </style:style>
    <style:style style:name="T87" style:family="text">
      <style:text-properties officeooo:rsid="00c7e85d"/>
    </style:style>
    <style:style style:name="T88" style:family="text">
      <style:text-properties fo:color="#ce181e" fo:font-style="italic" officeooo:rsid="00cb9496" style:font-style-asian="italic" style:font-style-complex="italic"/>
    </style:style>
    <style:style style:name="T89" style:family="text">
      <style:text-properties fo:color="#ce181e" fo:font-style="italic" fo:font-weight="normal" officeooo:rsid="00cb9496" style:font-style-asian="italic" style:font-weight-asian="normal" style:font-style-complex="italic" style:font-weight-complex="normal"/>
    </style:style>
    <style:style style:name="T90" style:family="text">
      <style:text-properties officeooo:rsid="00d780a9"/>
    </style:style>
    <style:style style:name="T91" style:family="text">
      <style:text-properties officeooo:rsid="00dcdf3f"/>
    </style:style>
    <style:style style:name="T92" style:family="text">
      <style:text-properties officeooo:rsid="00dfcb97"/>
    </style:style>
    <style:style style:name="T93" style:family="text">
      <style:text-properties officeooo:rsid="00e43424"/>
    </style:style>
    <style:style style:name="T94" style:family="text">
      <style:text-properties officeooo:rsid="00e947f8"/>
    </style:style>
    <style:style style:name="T95" style:family="text">
      <style:text-properties officeooo:rsid="00ec9378"/>
    </style:style>
    <style:style style:name="T96" style:family="text">
      <style:text-properties officeooo:rsid="00f49381"/>
    </style:style>
    <style:style style:name="T97" style:family="text">
      <style:text-properties officeooo:rsid="00f5a599"/>
    </style:style>
    <style:style style:name="T98" style:family="text">
      <style:text-properties style:font-name="Consolas" fo:font-weight="normal" style:font-weight-asian="normal" style:font-weight-complex="normal"/>
    </style:style>
    <style:style style:name="T99" style:family="text">
      <style:text-properties style:font-name="Consolas" fo:font-weight="normal" officeooo:rsid="00f9a0ae" style:font-weight-asian="normal" style:font-weight-complex="normal"/>
    </style:style>
    <style:style style:name="T100" style:family="text">
      <style:text-properties style:font-name="Consolas" fo:font-weight="normal" officeooo:rsid="00fabce0" style:font-weight-asian="normal" style:font-weight-complex="normal"/>
    </style:style>
    <style:style style:name="T101" style:family="text">
      <style:text-properties style:font-name="Consolas" fo:font-weight="normal" officeooo:rsid="00fdc13d" style:font-weight-asian="normal" style:font-weight-complex="normal"/>
    </style:style>
    <style:style style:name="T102" style:family="text">
      <style:text-properties style:font-name="Consolas" fo:font-weight="normal" officeooo:rsid="0120d288" style:font-weight-asian="normal" style:font-weight-complex="normal"/>
    </style:style>
    <style:style style:name="T103" style:family="text">
      <style:text-properties style:font-name="Consolas" fo:font-weight="normal" officeooo:rsid="0121d62f" style:font-weight-asian="normal" style:font-weight-complex="normal"/>
    </style:style>
    <style:style style:name="T104" style:family="text">
      <style:text-properties style:font-name="Consolas" officeooo:rsid="01142773"/>
    </style:style>
    <style:style style:name="T105" style:family="text">
      <style:text-properties officeooo:rsid="010a7c85"/>
    </style:style>
    <style:style style:name="T106" style:family="text">
      <style:text-properties officeooo:rsid="010d81d6"/>
    </style:style>
    <style:style style:name="T107" style:family="text">
      <style:text-properties officeooo:rsid="011289ba"/>
    </style:style>
    <style:style style:name="T108" style:family="text">
      <style:text-properties officeooo:rsid="01142773"/>
    </style:style>
    <style:style style:name="T109" style:family="text">
      <style:text-properties officeooo:rsid="01157fa1"/>
    </style:style>
    <style:style style:name="T110" style:family="text">
      <style:text-properties officeooo:rsid="011af5d8"/>
    </style:style>
    <style:style style:name="T111" style:family="text">
      <style:text-properties officeooo:rsid="0127e37b"/>
    </style:style>
    <style:style style:name="T112" style:family="text">
      <style:text-properties officeooo:rsid="012cd3db"/>
    </style:style>
    <style:style style:name="T113" style:family="text">
      <style:text-properties officeooo:rsid="012fdeda"/>
    </style:style>
    <style:style style:name="T114" style:family="text">
      <style:text-properties officeooo:rsid="0130f5c4"/>
    </style:style>
    <style:style style:name="T115" style:family="text">
      <style:text-properties officeooo:rsid="0131dda0"/>
    </style:style>
    <style:style style:name="T116" style:family="text">
      <style:text-properties officeooo:rsid="0136988a"/>
    </style:style>
    <style:style style:name="T117" style:family="text">
      <style:text-properties officeooo:rsid="0142aab5"/>
    </style:style>
    <style:style style:name="T118" style:family="text">
      <style:text-properties officeooo:rsid="01445d31"/>
    </style:style>
    <style:style style:name="T119" style:family="text">
      <style:text-properties officeooo:rsid="014499f9"/>
    </style:style>
    <style:style style:name="T120" style:family="text">
      <style:text-properties officeooo:rsid="014c8eff"/>
    </style:style>
    <style:style style:name="T121" style:family="text">
      <style:text-properties officeooo:rsid="014fa366"/>
    </style:style>
    <style:style style:name="T122" style:family="text">
      <style:text-properties officeooo:rsid="01547292"/>
    </style:style>
    <style:style style:name="T123" style:family="text">
      <style:text-properties style:font-name="Consolas" fo:font-weight="normal" officeooo:rsid="01547292" style:font-weight-asian="normal" style:font-weight-complex="normal"/>
    </style:style>
    <style:style style:name="T124" style:family="text">
      <style:text-properties officeooo:rsid="0154f955"/>
    </style:style>
    <style:style style:name="T125" style:family="text">
      <style:text-properties officeooo:rsid="0156d8c6"/>
    </style:style>
    <style:style style:name="T126" style:family="text">
      <style:text-properties officeooo:rsid="0157e0d7"/>
    </style:style>
    <style:style style:name="T127" style:family="text">
      <style:text-properties officeooo:rsid="0159b9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90: Resource encoding for Java Modules</text:user-defined></text:p>
      <text:p text:style-name="Document_20_Title">Draft<text:line-break/><text:line-break/><text:page-count style:num-format="1">10</text:page-count> Pages</text:p>
      <text:p text:style-name="P11"/>
      <text:p text:style-name="P7">Abstract</text:p>
      <text:p text:style-name="P8">Since <text:span text:style-name="T85">Java 9 t</text:span>he <text:span text:style-name="T85">fixed set of system packages was replaced by a mutable set of JPMS modules</text:span>. <text:span text:style-name="T85">This set can be </text:span>defined at build time via static linking or introspected at runtime through reflection. This opens opportunities for OSGi to customize the JRE <text:span text:style-name="T124">and</text:span> <text:span text:style-name="T124">to represent accurately the JRE within the OSGi runtime</text:span>. <text:span text:style-name="T86">This also means some application logic may come as JPMS modules not under the control of the OSGi developer. </text:span>This RFP describes the requirements needed to <text:span text:style-name="T124">represent the JPMS modules are OSGi Resources. This will make the OSGi technology applicable to them. One prominent use case is the application of the OSGi Resolver in the construction of complete OSGi plus JPMS runtimes</text:span>.</text:p>
      <text:h text:style-name="P41" text:outline-level="1" text:restart-numbering="true" text:start-value="-1">Document Information</text:h>
      <text:h text:style-name="P69" text:outline-level="2">License</text:h>
      <text:p text:style-name="P25">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70"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0" text:outline-level="2">Feedback</text:h>
      <text:p text:style-name="P22"><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0 <text:s/>Document Information<text:tab/>2</text:p>
          <text:p text:style-name="P33">0.1 <text:s/>License<text:tab/>2</text:p>
          <text:p text:style-name="P33">0.2 <text:s/>Trademarks<text:tab/>3</text:p>
          <text:p text:style-name="P33">0.3 <text:s/>Feedback<text:tab/>3</text:p>
          <text:p text:style-name="P33">0.4 <text:s/>Table of Contents<text:tab/>3</text:p>
          <text:p text:style-name="P33">0.5 <text:s/>Terminology and Document Conventions<text:tab/>4</text:p>
          <text:p text:style-name="P33">0.6 <text:s/>Revision History<text:tab/>4</text:p>
          <text:p text:style-name="P34">1 <text:s/>Introduction<text:tab/>4</text:p>
          <text:p text:style-name="P34">2 <text:s/>Application Domain<text:tab/>5</text:p>
          <text:p text:style-name="P33">2.1 <text:s/>Terminology + Abbreviations<text:tab/>5</text:p>
          <text:p text:style-name="P34">3 <text:s/>Problem Description<text:tab/>6</text:p>
          <text:p text:style-name="P34">4 <text:s/>Use Cases<text:tab/>7</text:p>
          <text:p text:style-name="P33">4.1 <text:s/>Build a compact docker image<text:tab/>7</text:p>
          <text:p text:style-name="P33">4.2 <text:s/>Build a self-contained Java tool<text:tab/>7</text:p>
          <text:p text:style-name="P33">4.3 <text:s/>Build a hybrid OSGi-JPMS application<text:tab/>7</text:p>
          <text:p text:style-name="P33">4.4 <text:s/>Build a consistent JPMS application<text:tab/>7</text:p>
          <text:p text:style-name="P34">5 <text:s/>Requirements<text:tab/>7</text:p>
          <text:p text:style-name="P33"><text:soft-page-break/>5.1 <text:s/>General<text:tab/>7</text:p>
          <text:p text:style-name="P33">5.2 <text:s/>Package Dependencies<text:tab/>8</text:p>
          <text:p text:style-name="P33">5.3 <text:s/>Third Party Modules<text:tab/>8</text:p>
          <text:p text:style-name="P33">5.4 <text:s/>Module Validation<text:tab/>8</text:p>
          <text:p text:style-name="P33">5.5 <text:s/>Module Metadata Enhancement<text:tab/>8</text:p>
          <text:p text:style-name="P33">5.6 <text:s/>Module Service Dependencies<text:tab/>9</text:p>
          <text:p text:style-name="P34">6 <text:s/>Document Support<text:tab/>9</text:p>
          <text:p text:style-name="P33">6.1 <text:s/>References<text:tab/>9</text:p>
          <text:p text:style-name="P33">6.2 <text:s/>Author’s Address<text:tab/>9</text:p>
          <text:p text:style-name="P33">6.3 <text:s/>End of Document<text:tab/>9</text:p>
        </text:index-body>
      </text:table-of-content>
      <text:p text:style-name="P23"/>
      <text:h text:style-name="P68"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3"><text:span text:style-name="T6">Source code is shown in this typeface</text:span>.</text:p>
      <text:h text:style-name="P68"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text:span text:style-name="T127">Oct</text:span> <text:span text:style-name="T127">08</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3"/>
      <text:h text:style-name="P39" text:outline-level="1">Introduction</text:h>
      <text:p text:style-name="P29">In today’s world it has become increasingly important to create self-contained Java applications with minimal footprint. Even though <text:span text:style-name="T112">we</text:span> <text:span text:style-name="T112">can </text:span>resolve the minimal required set of bundles to include in <text:span text:style-name="T112">an </text:span>application often the total footprint of the application is dominated by the JRE itself.</text:p>
      <text:p text:style-name="P26">With the introduction of the Java <text:span text:style-name="T78">module system </text:span>it <text:span text:style-name="T7">became p</text:span>ossible to statically link a JRE that reflects the needs of a concrete application. <text:span text:style-name="T8">O</text:span>ne problem that <text:span text:style-name="T63">still hinders the creation of minimal OSGi runtimes is the lack of tools </text:span><text:soft-page-break/><text:span text:style-name="T63">that can discover which </text:span>JPMS modules are required by which OSGi bundles as well as the dependencies between the JPMS modules themselves.</text:p>
      <text:p text:style-name="P28">This RFP introduces the requirements for a <text:span text:style-name="T62">standard way to encode JPMS modules as OSGi Resources. Among other things this will enable the use of the OSGi Resolver service to discover the dependencies between OSGi bundles and JPMS modules. In this way a complete description of the Java runtime can be obtained automatically. This should serve as the basis for tools that make the building of minimal OSGi applications practical. At runtime the accurate representation of the JRE as Resources can enable new kinds of application logic such as the application of extenders to modules.</text:span></text:p>
      <text:h text:style-name="P40" text:outline-level="1">Application Domain</text:h>
      <text:p text:style-name="P17">In order to compete in the modern world web applications face unprecedented requirements for high availability and responsiveness at internet scale. For various reasons, outside of the scope of this RF<text:span text:style-name="T113">P</text:span>, this has lead to architectures where the application is decomposed into large number if independent simple processes <text:span text:style-name="T115">or services</text:span>. These architectures demand certain liquidity from <text:span text:style-name="T90">their </text:span>building blocks. Their binary images must be easy to move, their instances must be able to saturate <text:span text:style-name="T114">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1">j</text:span>s and Go which were built with these requirements in mind and often perform better in this respect.</text:p>
      <text:p text:style-name="P17"/>
      <text:p text:style-name="P17">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3">future </text:span>Java applications, rather than just the one being installed.</text:p>
      <text:p text:style-name="P17"/>
      <text:p text:style-name="P18">To address these needs Java SE 9 introduce<text:span text:style-name="T74">d</text:span> the Java Platform Modular System (JPMS) which broke the JRE down into modules and provided a static linker tool which can build a smaller JRE from a subset of these modules. The modular system can also be used by <text:span text:style-name="T92">application</text:span> developers. The JPMS is inherently incompatible with <text:span text:style-name="T75">OSGi </text:span>and what’s more both systems have independent dependency models which do not correlate <text:span text:style-name="T76">by default</text:span>. This leads to OSGi bundles being hosted in their own space within the JRE. These bundles however must still be supported by one or more modules from the JRE, <text:span text:style-name="T77">which means they have hidden dependencies to those modules.</text:span></text:p>
      <text:p text:style-name="Standard"/>
      <text:h text:style-name="P68" text:outline-level="2">Terminology + Abbreviations</text:h>
      <text:list xml:id="list1856630681" text:style-name="L1">
        <text:list-item>
          <text:p text:style-name="P44"><text:span text:style-name="T9">Bundle</text:span><text:line-break/>For brevity the OSGi bundles will be referred to simply as “bundles”.</text:p>
        </text:list-item>
        <text:list-item>
          <text:p text:style-name="P45"><text:span text:style-name="T9">Resource<text:line-break/></text:span><text:span text:style-name="T22">A</text:span> resource according to the Core OSGi specification <text:span text:style-name="T88">[needs reference]</text:span>. <text:span text:style-name="T81">Resources are generic and can </text:span><text:soft-page-break/><text:span text:style-name="T81">for example represent any component of an application.</text:span> <text:span text:style-name="T81">The bundles are a kind of Resource specific to OSGi applications.</text:span></text:p>
        </text:list-item>
        <text:list-item>
          <text:p text:style-name="P46">Resolver<text:line-break/><text:span text:style-name="T22">The Resolver service as defined by the Core OSGi specification </text:span><text:span text:style-name="T89">[needs reference]</text:span><text:span text:style-name="T22">. Given a pool of Resources the </text:span><text:span text:style-name="T41">r</text:span><text:span text:style-name="T22">esolver can discover a consistent sub-set where all </text:span><text:span text:style-name="T58">R</text:span><text:span text:style-name="T22">esource requirements are satisfied.</text:span></text:p>
        </text:list-item>
        <text:list-item>
          <text:p text:style-name="P44"><text:span text:style-name="T9">Module</text:span><text:line-break/>For brevity the JPMS modules will be referred to simply as “modules”.</text:p>
        </text:list-item>
        <text:list-item>
          <text:p text:style-name="P48"><text:span text:style-name="T18">Boot layer</text:span><text:span text:style-name="T83"><text:line-break/>The set of modules with which the JRE was started. The boot layer replaces the boot classpath in Java 9+ JREs.</text:span></text:p>
        </text:list-item>
        <text:list-item>
          <text:p text:style-name="P35"><text:span text:style-name="T9">Package</text:span><text:line-break/><text:span text:style-name="T22">A java package or just “package”.</text:span></text:p>
        </text:list-item>
        <text:list-item>
          <text:p text:style-name="P35"><text:span text:style-name="T19">Bundle package</text:span><text:span text:style-name="T20">s</text:span><text:span text:style-name="T22"><text:line-break/>Bundles </text:span><text:span text:style-name="T42">provide</text:span><text:span text:style-name="T22"> packages to other bundles </text:span><text:span text:style-name="T42">through the </text:span><text:span text:style-name="T99">Export-Package</text:span><text:span text:style-name="T42"> manifest header</text:span><text:span text:style-name="T22">. </text:span><text:span text:style-name="T42">Bundles consume </text:span><text:span text:style-name="T43">individual </text:span><text:span text:style-name="T42">packages </text:span><text:span text:style-name="T43">from other bundles </text:span><text:span text:style-name="T42">through the </text:span><text:span text:style-name="T99">Import-Package</text:span><text:span text:style-name="T42"> manifest header. This RFP is not concerned with bundles consuming packages through the </text:span><text:span text:style-name="T99">Require-Bundle </text:span><text:span text:style-name="T42">manifest header.</text:span></text:p>
        </text:list-item>
        <text:list-item>
          <text:p text:style-name="P36"><text:span text:style-name="T19">Module packages</text:span><text:span text:style-name="T42"><text:line-break/>Modules provide packages </text:span><text:span text:style-name="T43">to other modules</text:span><text:span text:style-name="T42"> through the </text:span><text:span text:style-name="T100">exports</text:span><text:span text:style-name="T43"> declaration in </text:span><text:span text:style-name="T100">module-info.java.</text:span><text:span text:style-name="T43"> In contrast to bundles, modules consume packages by requiring entire modules through the </text:span><text:span text:style-name="T100">requires</text:span><text:span text:style-name="T43"> declaration in </text:span><text:span text:style-name="T100">module-info.java</text:span><text:span text:style-name="T22">.</text:span></text:p>
        </text:list-item>
        <text:list-item>
          <text:p text:style-name="P36"><text:span text:style-name="T19">System packages</text:span><text:span text:style-name="T22"><text:line-break/></text:span><text:span text:style-name="T43">Bundles can consume packages provided by modules from the boot layer </text:span><text:span text:style-name="T55">if those packages are exported by the system bundle</text:span><text:span text:style-name="T43">.</text:span></text:p>
        </text:list-item>
        <text:list-item>
          <text:p text:style-name="P47">Module Service<text:line-break/><text:span text:style-name="T54">Modules can register classes with the </text:span><text:span text:style-name="T98">java.util.ServiceLoader</text:span><text:span text:style-name="T22"> </text:span><text:span text:style-name="T54">utility</text:span><text:span text:style-name="T22"> through </text:span><text:span text:style-name="T44">the </text:span><text:span text:style-name="T98">provides</text:span><text:span text:style-name="T101"> </text:span><text:span text:style-name="T22">declaration </text:span><text:span text:style-name="T44">in </text:span><text:span text:style-name="T101">module-info.java</text:span><text:span text:style-name="T22">.<text:line-break/></text:span><text:span text:style-name="T54">Modules can declare they wish to use </text:span><text:span text:style-name="T103">java.util.ServiceLoader</text:span><text:span text:style-name="T54"> to obtain </text:span><text:span text:style-name="T70">all</text:span><text:span text:style-name="T54"> classes registered under a given interface through the </text:span><text:span text:style-name="T103">uses</text:span><text:span text:style-name="T54"> declaration in </text:span><text:span text:style-name="T103">module-info.java</text:span><text:span text:style-name="T54">.<text:line-break/></text:span><text:span text:style-name="T22">Bundles </text:span><text:span text:style-name="T56">can use</text:span><text:span text:style-name="T22"> </text:span><text:span text:style-name="T98">java.util.ServiceLoader</text:span><text:span text:style-name="T22"> </text:span><text:span text:style-name="T56">to </text:span><text:span text:style-name="T22">load classes </text:span><text:span text:style-name="T43">provided by modules </text:span><text:span text:style-name="T22">from the boot layer.</text:span></text:p>
        </text:list-item>
      </text:list>
      <text:h text:style-name="P39" text:outline-level="1">Problem Description</text:h>
      <text:p text:style-name="P19">At present bundles only depend on the <text:span text:style-name="T83">boot layer</text:span> <text:span text:style-name="T71">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text:span></text:p>
      <text:p text:style-name="P20"/>
      <text:p text:style-name="P21"><text:soft-page-break/>This RFP <text:span text:style-name="T93">defines the requirements for encoding the JPMS modules as OSGi Resources by mapping some of their metadata to OSGi metadata</text:span>. Having this mapping will make the hidden dependencies bundles have on modules visible.</text:p>
      <text:p text:style-name="P21"/>
      <text:p text:style-name="P38"><text:span text:style-name="T96">Standardizing the </text:span>encoding <text:span text:style-name="T96">should </text:span>enable open collaboration between tools that handle modules <text:span text:style-name="T97">and bundles </text:span>at different stages in the software production pipeline. For example one tool may publish the module metadata while another may read it to build a Java runtime, while yet another may read it to present to a developer. <text:span text:style-name="T94">Such tooling will enable developers to achieve the use cases described in this RFP. <text:s/>Also making the JRE visible at runtime as a set of Resources enables new kinds of application logic that can introspect the modules and the connections they have to bundles and act accordingly.</text:span></text:p>
      <text:h text:style-name="P39" text:outline-level="1">Use Cases</text:h>
      <text:h text:style-name="Heading_20_2" text:outline-level="2">Build a compact <text:span text:style-name="T117">docker</text:span> image</text:h>
      <text:p text:style-name="P32"><text:span text:style-name="T120">Systems that run their components in docker</text:span> invariably need the container <text:span text:style-name="T117">images</text:span> to be as small as possible. The operational cost of the system increases with image size <text:span text:style-name="T116">and performance such as startup time can be negatively impacted by image size</text:span>.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95">tool</text:span></text:h>
      <text:p text:style-name="P31">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text:span text:style-name="T125">Analyze the </text:span>JRE <text:span text:style-name="T125">footprint of </text:span>an OSGi application</text:h>
      <text:p text:style-name="P37"><text:span text:style-name="T84">In a case</text:span> where dependency resolution is done against <text:span text:style-name="T84">predefined JRE a developer needs to extract the dependencies between bundles and modules to gain insight into the “module footprint” of their bundles – the modules each bundle has dragged into the JRE.</text:span></text:p>
      <text:h text:style-name="Heading_20_2" text:outline-level="2">Introspect the JRE of an OSGi application</text:h>
      <text:p text:style-name="P67">A bundle may contain application logic that depends on it recognizing individual java modules, introspecting their accessible content and/or their connections to bundles. It may even be possible to make extenders that can be applied to modules.</text:p>
      <text:h text:style-name="Heading_20_2" text:outline-level="2">Build a hybrid OSGi-JPMS application</text:h>
      <text:p text:style-name="P27">A <text:span text:style-name="T82">Java application may have some of it’s functionality implemented as bundles and another part implemented as modules.</text:span> It should be possible to automatically resolve the complete Java runtime consisting of the <text:span text:style-name="T82">required </text:span>JRE <text:span text:style-name="T82">modules, application modules, and bundles</text:span>.</text:p>
      <text:h text:style-name="P39" text:outline-level="1"><text:soft-page-break/>Requirements</text:h>
      <text:p text:style-name="P30">The solution to this RFP has to fulfill the following requirements.</text:p>
      <text:h text:style-name="Heading_20_2" text:outline-level="2">General</text:h>
      <text:list xml:id="list1118030446" text:style-name="L2">
        <text:list-item>
          <text:p text:style-name="P52"><text:span text:style-name="T31">G-</text:span><text:span text:style-name="T22">1: </text:span><text:span text:style-name="T9">Must not </text:span><text:span text:style-name="T22">preclude the use of the </text:span><text:span text:style-name="T5">Resolver as the sole mechanism to build a consistent set of modules and bundles. Note that this does not mean the Resolver specification must not be extended.</text:span></text:p>
        </text:list-item>
        <text:list-item>
          <text:p text:style-name="P53"><text:span text:style-name="T31">G-</text:span><text:span text:style-name="T59">2</text:span><text:span text:style-name="T31">:</text:span> <text:span text:style-name="T9">Must </text:span><text:span text:style-name="T13">not </text:span><text:span text:style-name="T49">force</text:span><text:span text:style-name="T36"> </text:span><text:span text:style-name="T28">bundles to e</text:span>xplicitly <text:span text:style-name="T79">reference modules in order for their requirements to resolve to modules</text:span>. <text:span text:style-name="T80">For example bundles may choose to, but must not be forced to, require a module by ID or include the module ID in the filter of another requirement.</text:span></text:p>
        </text:list-item>
        <text:list-item>
          <text:p text:style-name="P55">G-<text:span text:style-name="T121">3</text:span>: <text:span text:style-name="T69">Should</text:span> handle the case where a bundle is also a module. <text:span text:style-name="T87">For example</text:span> publish it as two separate resources pointing to the same artifact.</text:p>
        </text:list-item>
        <text:list-item>
          <text:p text:style-name="P55">G-<text:span text:style-name="T121">4</text:span>: <text:span text:style-name="T9">Should</text:span> handle the case of the OSGi framework, which is the only bundle that can also be a <text:span text:style-name="T22">module</text:span><text:span text:style-name="T9"> at runtime. </text:span><text:span text:style-name="T40">For example</text:span><text:span text:style-name="T31"> allow the framework to have both module and bundle metadata.</text:span></text:p>
        </text:list-item>
      </text:list>
      <text:h text:style-name="P71" text:outline-level="2"><text:span text:style-name="T107">Resolving </text:span>Dependencies</text:h>
      <text:list xml:id="list113941108535259" text:continue-numbering="true" text:style-name="L2">
        <text:list-item>
          <text:p text:style-name="P56"><text:span text:style-name="T109">D-1: </text:span><text:span text:style-name="T9">Must</text:span> define how the identity capability of modules is derived from the module metadata. <text:span text:style-name="T67">This should include best effort to map the module version to bundle version.</text:span></text:p>
        </text:list-item>
        <text:list-item>
          <text:p text:style-name="P49"><text:span text:style-name="T109">D-2: </text:span><text:span text:style-name="T10">Must</text:span><text:span text:style-name="T64"> be able to resolve a bundle’s package import to a package exported by a module.</text:span></text:p>
        </text:list-item>
        <text:list-item>
          <text:p text:style-name="P57"><text:span text:style-name="T109">D-3</text:span>: <text:span text:style-name="T10">Must not </text:span><text:span text:style-name="T24">allow </text:span><text:span text:style-name="T25">a </text:span><text:span text:style-name="T24">bundle’</text:span><text:span text:style-name="T25">s</text:span><text:span text:style-name="T24"> package </text:span><text:span text:style-name="T45">import </text:span><text:span text:style-name="T37">to </text:span><text:span text:style-name="T24">be resolved to a module’s </text:span><text:span text:style-name="T46">package export </text:span><text:span text:style-name="T24">when </text:span><text:span text:style-name="T25">that module exports </text:span><text:span text:style-name="T47">the</text:span><text:span text:style-name="T25"> package </text:span><text:span text:style-name="T50">only </text:span><text:span text:style-name="T25">to a </text:span><text:span text:style-name="T48">restricted</text:span><text:span text:style-name="T24"> set of </text:span><text:span text:style-name="T57">other </text:span><text:span text:style-name="T24">modules</text:span><text:span text:style-name="T23">. </text:span><text:span text:style-name="T51">For example such exports may be omitted from the module encoding into a resource.</text:span></text:p>
        </text:list-item>
        <text:list-item>
          <text:p text:style-name="P58"><text:span text:style-name="T109">D-4</text:span>: <text:span text:style-name="T10">M</text:span><text:span text:style-name="T9">ust not</text:span> allow a <text:span text:style-name="T64">m</text:span>odule’<text:span text:style-name="T64">s</text:span> <text:span text:style-name="T105">requirement for another module to be resolved to a bundle</text:span>.</text:p>
        </text:list-item>
        <text:list-item>
          <text:p text:style-name="P54"><text:span text:style-name="T32">D-5</text:span>: <text:span text:style-name="T10">M</text:span><text:span text:style-name="T9">ust</text:span> <text:span text:style-name="T65">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06">s</text:span></text:h>
      <text:list xml:id="list113940454581059" text:continue-numbering="true" text:style-name="L2">
        <text:list-item>
          <text:p text:style-name="P50"><text:span text:style-name="T72">S-1: </text:span><text:span text:style-name="T17">May</text:span><text:span text:style-name="T72">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59">S-2: <text:span text:style-name="T9">May resolve</text:span> a bundle <text:span text:style-name="T108">requirement in the </text:span><text:span text:style-name="T104">osgi.serviceloader</text:span><text:span text:style-name="T108"> namespace to a module service</text:span>.</text:p>
        </text:list-item>
        <text:list-item>
          <text:p text:style-name="P60">S-3: <text:span text:style-name="T9">Must not</text:span> resolve a module’<text:span text:style-name="T118">s</text:span> service <text:span text:style-name="T110">requirement to </text:span>bundle <text:span text:style-name="T111">capability in the </text:span><text:span text:style-name="T104">osgi.serviceloader</text:span><text:span text:style-name="T108"> namespace should </text:span>MS-2 <text:span text:style-name="T119">be</text:span> implemented.</text:p>
        </text:list-item>
      </text:list>
      <text:h text:style-name="Heading_20_2" text:outline-level="2"><text:soft-page-break/>Third <text:span text:style-name="T68">P</text:span>arty <text:span text:style-name="T68">M</text:span>odules</text:h>
      <text:list xml:id="list113940988707507" text:continue-numbering="true" text:style-name="L2">
        <text:list-item>
          <text:p text:style-name="P61"><text:span text:style-name="T60">T</text:span><text:span text:style-name="T33">-1:</text:span><text:span text:style-name="T22"> </text:span><text:span text:style-name="T11">M</text:span><text:span text:style-name="T9">ust </text:span><text:span text:style-name="T22">allow </text:span><text:span text:style-name="T26">m</text:span><text:span text:style-name="T22">odules not provided by the JRE to participate in the resolution process as equal peers to the JRE modules.</text:span></text:p>
        </text:list-item>
      </text:list>
      <text:h text:style-name="P72" text:outline-level="2"><text:span text:style-name="T65">M</text:span>odule <text:span text:style-name="T68">Validation</text:span></text:h>
      <text:list xml:id="list113940407189455" text:continue-numbering="true" text:style-name="L2">
        <text:list-item>
          <text:p text:style-name="P64"><text:span text:style-name="T34">V</text:span><text:span text:style-name="T30">-</text:span><text:span text:style-name="T34">1</text:span><text:span text:style-name="T30">: </text:span><text:span text:style-name="T14">Must not</text:span><text:span text:style-name="T30"> allow two modules with the same name to simultaneously participate in the resolution </text:span><text:span text:style-name="T29">result.</text:span></text:p>
        </text:list-item>
        <text:list-item>
          <text:p text:style-name="P62"><text:span text:style-name="T34">V-2</text:span><text:span text:style-name="T29">: </text:span><text:span text:style-name="T11">M</text:span><text:span text:style-name="T15">ay </text:span><text:span text:style-name="T12">not </text:span><text:span text:style-name="T27">allow </text:span><text:span text:style-name="T29">for</text:span><text:span text:style-name="T12"> </text:span><text:span text:style-name="T29">two modules </text:span><text:span text:style-name="T38">to </text:span><text:span text:style-name="T29">export the same package and be part of the resolution.</text:span></text:p>
        </text:list-item>
        <text:list-item>
          <text:p text:style-name="P51"><text:span text:style-name="T34">V-3: </text:span><text:span text:style-name="T16">May not</text:span><text:span text:style-name="T34"> allow modules participating in the solution to form a dependency cycle.</text:span></text:p>
        </text:list-item>
      </text:list>
      <text:h text:style-name="P72" text:outline-level="2"><text:span text:style-name="T65">M</text:span>odule Metadata Enhancement</text:h>
      <text:list xml:id="list113940638823850" text:continue-numbering="true" text:style-name="L2">
        <text:list-item>
          <text:p text:style-name="P63"><text:span text:style-name="T35">E</text:span><text:span text:style-name="T22">-</text:span><text:span text:style-name="T35">1</text:span><text:span text:style-name="T22">: </text:span><text:span text:style-name="T11">S</text:span><text:span text:style-name="T9">hould </text:span><text:span text:style-name="T22">allow </text:span><text:span text:style-name="T26">module </text:span><text:span text:style-name="T52">requirements for other modules </text:span><text:span text:style-name="T22">to be enriched with version ranges. </text:span><text:span text:style-name="T39">For example</text:span><text:span text:style-name="T22"> if </text:span><text:span text:style-name="T53">the metadata of </text:span><text:span text:style-name="T22">module </text:span><text:span text:style-name="T98">A</text:span><text:span text:style-name="T22"> </text:span><text:span text:style-name="T53">says it </text:span><text:span text:style-name="T22">was build against module </text:span><text:span text:style-name="T98">B version </text:span><text:span text:style-name="T102">V</text:span><text:span text:style-name="T22"> </text:span><text:span text:style-name="T53">this can map to a resource requirement with version range</text:span><text:span text:style-name="T22"> </text:span><text:span text:style-name="T98">[</text:span><text:span text:style-name="T102">V</text:span><text:span text:style-name="T98">, infinity)</text:span><text:span text:style-name="T22">.</text:span></text:p>
        </text:list-item>
        <text:list-item>
          <text:p text:style-name="P65"><text:span text:style-name="T35">E-2</text:span><text:span text:style-name="T22">: </text:span><text:span text:style-name="T9">May</text:span><text:span text:style-name="T22"> allow bundle annotations </text:span><text:span text:style-name="T89">[needs reference] </text:span><text:span text:style-name="T22">to be used on Java modules to handle dependencies that can not be captured by </text:span><text:span text:style-name="T98">module-info.java</text:span></text:p>
        </text:list-item>
      </text:list>
      <text:h text:style-name="Heading_20_2" text:outline-level="2">Modules at Runtime</text:h>
      <text:list xml:id="list1585594380" text:style-name="L3">
        <text:list-item>
          <text:p text:style-name="P66"><text:span text:style-name="T122">R-1: </text:span><text:span text:style-name="T21">Should </text:span><text:span text:style-name="T61">model the boot layer at runtime as Resources. In other words the <text:s text:c="2"/></text:span><text:span text:style-name="T123">org.osgi.framework.system.packages</text:span><text:span text:style-name="T61"> and </text:span><text:span text:style-name="T123">org.osgi.framework.system.packages.extra</text:span><text:span text:style-name="T61"> should be removed or set to empty and their content be distributed between the Resources that represent the modules from the boot layer. Note that this does not require that the OSGi bundles are treated as modules.</text:span></text:p>
        </text:list-item>
      </text:list>
      <text:h text:style-name="P39" text:outline-level="1">Document Support</text:h>
      <text:h text:style-name="P68" text:outline-level="2">References</text:h>
      <text:list xml:id="list1538118663" text:style-name="WW8Num3">
        <text:list-item>
          <text:p text:style-name="P43"><text:bookmark-start text:name="_Ref493020620"/>Bradner, S., Key words for use in RFCs to Indicate Requirement Levels, RFC2119, March 1997.<text:bookmark-end text:name="_Ref493020620"/></text:p>
        </text:list-item>
        <text:list-item>
          <text:p text:style-name="P43">Software Requirements &amp; Specifications. Michael Jackson. ISBN 0-201-87712-0</text:p>
        </text:list-item>
      </text:list>
      <text:p text:style-name="P16"/>
      <text:p text:style-name="P16"/>
      <text:p text:style-name="P23"><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68" text:outline-level="2"><text:soft-page-break/>Author’s Address</text:h>
      <text:p text:style-name="P2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3"/>
      <text:h text:style-name="P68"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1"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urce encoding for Java Modules</text:user-defined><text:tab/>Page <text:page-number text:select-page="current">4</text:page-number><text:s/>of <text:page-count style:num-format="1">10</text:page-count></text:p>
        <text:p text:style-name="Header"/>
        <text:p text:style-name="Header"><text:tab/>Draft<text:tab/><text:modification-date style:data-style-name="N76">October 8,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265</meta:editing-cycles>
    <meta:editing-duration>PT17H10M22S</meta:editing-duration>
    <dc:date>2018-10-08T11:39:38.701000000</dc:date>
    <meta:document-statistic meta:table-count="2" meta:image-count="2" meta:object-count="0" meta:page-count="10" meta:paragraph-count="140" meta:word-count="3475" meta:character-count="21667" meta:non-whitespace-character-count="18340"/>
    <meta:user-defined meta:name="Info"/>
    <meta:user-defined meta:name="Info 3"/>
    <meta:user-defined meta:name="Info 4"/>
    <meta:user-defined meta:name="RFP Title">RFP-190: Resource encoding for Java Modules</meta:user-defined>
  </office:meta>
</office:document-meta>
</file>